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 New Roman" svg:font-family="'Time New 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rsid="00009a42" officeooo:paragraph-rsid="00009a42" style:font-weight-asian="bold" style:font-weight-complex="bold"/>
    </style:style>
    <style:style style:name="P2" style:family="paragraph" style:parent-style-name="Standard">
      <style:paragraph-properties fo:text-align="start" style:justify-single-word="false"/>
      <style:text-properties fo:font-weight="normal" officeooo:rsid="000107b2" officeooo:paragraph-rsid="000107b2" style:font-weight-asian="normal" style:font-weight-complex="normal"/>
    </style:style>
    <style:style style:name="P3" style:family="paragraph" style:parent-style-name="Standard">
      <style:paragraph-properties fo:text-align="start" style:justify-single-word="false"/>
      <style:text-properties style:font-name="Time New Roman" fo:font-weight="normal" officeooo:rsid="00009a42" officeooo:paragraph-rsid="00009a42" style:font-weight-asian="normal" style:font-weight-complex="normal"/>
    </style:style>
    <style:style style:name="P4" style:family="paragraph" style:parent-style-name="Standard">
      <style:paragraph-properties fo:text-align="start" style:justify-single-word="false"/>
      <style:text-properties style:font-name="Time New Roman" fo:font-weight="normal" officeooo:rsid="000107b2" officeooo:paragraph-rsid="000107b2" style:font-weight-asian="normal" style:font-weight-complex="normal"/>
    </style:style>
    <style:style style:name="P5" style:family="paragraph" style:parent-style-name="Standard">
      <style:paragraph-properties fo:text-align="center" style:justify-single-word="false"/>
      <style:text-properties style:font-name="Times New Roman" fo:font-size="15pt" fo:font-weight="bold" officeooo:rsid="00009a42" officeooo:paragraph-rsid="00009a42" style:font-size-asian="15pt" style:font-weight-asian="bold" style:font-size-complex="15pt" style:font-weight-complex="bold"/>
    </style:style>
    <style:style style:name="P6" style:family="paragraph" style:parent-style-name="Standard">
      <style:paragraph-properties fo:text-align="start" style:justify-single-word="false"/>
      <style:text-properties officeooo:paragraph-rsid="000107b2"/>
    </style:style>
    <style:style style:name="P7" style:family="paragraph" style:parent-style-name="Standard">
      <style:paragraph-properties fo:text-align="start" style:justify-single-word="false"/>
      <style:text-properties style:font-name="Time New Roman" fo:font-weight="normal" officeooo:rsid="00009a42" officeooo:paragraph-rsid="00009a42" style:font-weight-asian="normal" style:font-weight-complex="normal"/>
    </style:style>
    <style:style style:name="P8" style:family="paragraph" style:parent-style-name="Standard">
      <style:paragraph-properties fo:text-align="start" style:justify-single-word="false"/>
      <style:text-properties style:font-name="Time New Roman" fo:font-weight="normal" officeooo:rsid="000970db" officeooo:paragraph-rsid="000970db" style:font-weight-asian="normal" style:font-weight-complex="normal"/>
    </style:style>
    <style:style style:name="P9" style:family="paragraph" style:parent-style-name="Standard">
      <style:paragraph-properties fo:text-align="start" style:justify-single-word="false"/>
      <style:text-properties fo:font-weight="normal" officeooo:rsid="000107b2" officeooo:paragraph-rsid="000107b2" style:font-weight-asian="normal" style:font-weight-complex="normal"/>
    </style:style>
    <style:style style:name="T1" style:family="text">
      <style:text-properties officeooo:rsid="0001a021"/>
    </style:style>
    <style:style style:name="T2" style:family="text">
      <style:text-properties officeooo:rsid="00022cb7"/>
    </style:style>
    <style:style style:name="T3" style:family="text">
      <style:text-properties fo:font-weight="normal" officeooo:rsid="000107b2" style:font-weight-asian="normal" style:font-weight-complex="normal"/>
    </style:style>
    <style:style style:name="T4" style:family="text">
      <style:text-properties fo:font-weight="normal" officeooo:rsid="00022cb7" style:font-weight-asian="normal" style:font-weight-complex="normal"/>
    </style:style>
    <style:style style:name="T5" style:family="text">
      <style:text-properties officeooo:rsid="0006db25"/>
    </style:style>
    <style:style style:name="T6" style:family="text">
      <style:text-properties officeooo:rsid="0008363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ummary of the work done from week <text:span text:style-name="T5">5</text:span> (<text:span text:style-name="T5">22.07.2019</text:span>) to week <text:span text:style-name="T5">8</text:span> (1<text:span text:style-name="T5">8</text:span>.0<text:span text:style-name="T5">8</text:span>.2019)</text:p>
      <text:p text:style-name="P1"/>
      <text:p text:style-name="P3"><text:span text:style-name="T5">Fifth</text:span> week of the internship started <text:span text:style-name="T5">by continuing the previous week task of creating a custom jmeter listener and I found out that there is a scripting language called BeanShell to do the task. It can use the API provided by jmeter to query the values like latency, start time, end time, no. of bytes sent, etc. I queried those values to calculate the throughput. But, there is a problem of writing it to a file in a particular duration as the scripts seem to run like a continuous loop with all the previous values gone. This can be overcome by using shared variables and this will bring a new problem since we are using many threads. As a result of that we have to come for a new solution and that is using Ballerina’s /metrics endpoint and querying the results using a python script and using regex to get the values.</text:span></text:p>
      <text:p text:style-name="P3">After that I created a JMX client that can be used set and get the values of the threadpool sizes of Ballerina services.</text:p>
      <text:p text:style-name="P3"/>
      <text:p text:style-name="P3">During the sixth <text:span text:style-name="T6">week I ran many tests for hours and obtained the results and also queried using the python script. But, there were errors in the regex filter so I have to change the filter multiple times according to the output of the test scenarios and finally found the correct regex filter that can handle all different scenarios and <text:s/>obtained the first set of results.</text:span></text:p>
      <text:p text:style-name="P3"/>
      <text:p text:style-name="P8">Next two weeks I was in leave due to fever and the funeral of a close relative.</text:p>
      <text:p text:style-name="P2"/>
      <text:p text:style-name="P2"/>
      <text:p text:style-name="P2"/>
      <text:p text:style-name="P2"/>
      <text:p text:style-name="P2"/>
      <text:p text:style-name="P2"/>
      <text:p text:style-name="P2"><text:tab/><text:tab/><text:tab/><text:tab/><text:tab/><text:tab/><text:tab/><text:tab/><text:tab/><text:tab/>………………………………</text:p>
      <text:p text:style-name="P6"><text:span text:style-name="T3"><text:tab/><text:tab/><text:tab/><text:tab/><text:tab/><text:tab/><text:tab/><text:tab/><text:tab/><text:tab/> <text:s text:c="14"/></text:span><text:span text:style-name="T4">Signa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 New Roman" svg:font-family="'Time New 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6T13:31:08.036607925</meta:creation-date>
    <dc:date>2019-08-29T13:34:06.732712866</dc:date>
    <meta:editing-duration>PT2H30M56S</meta:editing-duration>
    <meta:editing-cycles>3</meta:editing-cycles>
    <meta:generator>LibreOffice/6.0.7.3$Linux_X86_64 LibreOffice_project/00m0$Build-3</meta:generator>
    <meta:document-statistic meta:table-count="0" meta:image-count="0" meta:object-count="0" meta:page-count="1" meta:paragraph-count="7" meta:word-count="273" meta:character-count="1521" meta:non-whitespace-character-count="1219"/>
  </office:meta>
</office:document-meta>
</file>